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 fo:min-height="4.05cm" fo:min-width="3.7cm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 fo:min-height="0.65cm" fo:min-width="3.7cm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 draw:fill-color="#ffff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2cm" svg:height="4.3cm" svg:x="4cm" svg:y="6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2cm" svg:height="0.9cm" svg:x="4cm" svg:y="6.9cm">
          <text:p text:style-name="P2">Use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cm" svg:height="0.4cm" svg:x="8.2cm" svg:y="8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4.2cm" svg:height="4.3cm" svg:x="12.4cm" svg:y="6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2cm" svg:height="0.9cm" svg:x="12.4cm" svg:y="6.9cm">
          <text:p text:style-name="P2">Order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8.7cm" svg:y1="9.1cm" svg:x2="12.4cm" svg:y2="9.1cm">
          <text:p/>
        </draw:line>
        <draw:frame draw:style-name="gr5" draw:text-style-name="P5" draw:layer="layout" svg:width="0.853cm" svg:height="1.11cm" svg:x="11.5cm" svg:y="8.3cm">
          <draw:text-box>
            <text:p>*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style-name="Regular" style:font-family-generic="swiss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3T10:33:17.534284347</meta:creation-date>
    <dc:date>2017-05-23T10:38:39.321867264</dc:date>
    <meta:editing-duration>PT5M22S</meta:editing-duration>
    <meta:editing-cycles>1</meta:editing-cycles>
    <meta:document-statistic meta:object-count="7"/>
    <meta:generator>LibreOffice/5.3.3.2$Linux_X86_64 LibreOffice_project/30m0$Build-2</meta:generator>
  </office:meta>
</office:document-meta>
</file>